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ext_20_body">
      <style:paragraph-properties fo:padding="0.049cm" fo:border="0.002cm solid #d9d9e3"/>
    </style:style>
    <style:style style:name="P3" style:family="paragraph" style:parent-style-name="Text_20_body">
      <style:paragraph-properties fo:padding="0.049cm" fo:border="0.002cm solid #d9d9e3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Vježba; </text:span><text:span text:style-name="Strong_20_Emphasis"><text:span text:style-name="T2">Misija Fakulteta informatike u Puli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V_1.0.</text:span></text:span></text:p>
      <text:p text:style-name="P2"><text:span text:style-name="Strong_20_Emphasis"><text:span text:style-name="T2">"Mi smo Fakultet informatike posvećen stvaranju izuzetnih stručnjaka u području informacijskih tehnologija. Naša misija je unapređivanje znanja, razvoj inovacija i pružanje visokokvalitetnog obrazovanja kako bismo odgovorili na izazove suvremenog digitalnog društva.</text:span></text:span></text:p>
      <text:p text:style-name="P2"><text:span text:style-name="Strong_20_Emphasis"><text:span text:style-name="T2">Svrha postojanja:</text:span></text:span><text:span text:style-name="T2"> Naša svrha je pružiti studentima temeljno razumijevanje informatičkih znanosti, razvijati njihove analitičke i kreativne vještine, te ih pripremiti za uspješnu karijeru u različitim sektorima informacijskih tehnologija.</text:span></text:p>
      <text:p text:style-name="P2"><text:span text:style-name="Strong_20_Emphasis"><text:span text:style-name="T2">Posao kojim se bavi:</text:span></text:span><text:span text:style-name="T2"> Fakultet informatike aktivno se bavi znanstvenim istraživanjem, edukacijom i pružanjem resursa zajednici. Naši profesori vode istraživanja u području umjetne inteligencije, softverskog inženjeringa i ostalih relevantnih područja. Nastojimo izgraditi most između akademske zajednice i industrije, potičući inovacije i prijenos znanja.</text:span></text:p>
      <text:p text:style-name="P2"><text:span text:style-name="Strong_20_Emphasis"><text:span text:style-name="T2">Vrijednosti koje nas vode:</text:span></text:span><text:span text:style-name="T2"> Naš rad temelji se na temeljnim vrijednostima: izvrsnosti, etike, inkluzivnosti i kontinuiranog učenja. Težimo stvaranju okoline koja potiče kreativnost, suradnju i odgovornost prema društvu. Vjerujemo da su informacijske tehnologije sredstvo za pozitivne društvene promjene, te da oblikujemo lidere koji će doprinijeti inovacijama i održivom razvoju društva."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V_1.1.</text:span></text:span></text:p>
      <text:p text:style-name="P3">"Mi smo Fakultet informatike posvećen stvaranju izuzetnih stručnjaka u području informacijskih tehnologija. Naša misija je unapređivanje znanja, razvoj inovacija i pružanje visokokvalitetnog obrazovanja kako bismo odgovorili na izazove suvremenog digitalnog društva.</text:p>
      <text:p text:style-name="P2"><text:span text:style-name="Strong_20_Emphasis"><text:span text:style-name="T2">Svrha postojanja:</text:span></text:span><text:span text:style-name="T2"> Naša svrha je pružiti studentima temeljno razumijevanje informatičkih znanosti, razvijati njihove analitičke i kreativne vještine, te ih pripremiti za uspješnu karijeru u različitim sektorima informacijskih tehnologija.</text:span></text:p>
      <text:p text:style-name="P2"><text:span text:style-name="Strong_20_Emphasis"><text:span text:style-name="T2">Posao kojim se bavi:</text:span></text:span><text:span text:style-name="T2"> Fakultet informatike aktivno se bavi znanstvenim istraživanjem, edukacijom i pružanjem resursa zajednici. Naši profesori vode istraživanja u području umjetne inteligencije, softverskog inženjeringa i ostalih relevantnih područja. Nastojimo izgraditi most između akademske zajednice i industrije, potičući inovacije i prijenos znanja.</text:span></text:p>
      <text:p text:style-name="P2"><text:span text:style-name="Strong_20_Emphasis"><text:span text:style-name="T2">Vrijednosti koje nas vode:</text:span></text:span><text:span text:style-name="T2"> Naš rad temelji se na temeljnim vrijednostima: izvrsnosti, etike, inkluzivnosti i kontinuiranog učenja. Težimo stvaranju okoline koja potiče kreativnost, suradnju i odgovornost prema društvu. Vjerujemo da su informacijske tehnologije sredstvo za pozitivne društvene promjene, te da oblikujemo lidere koji će doprinijeti inovacijama i održivom razvoju društva."</text:span></text:p>
      <text:p text:style-name="P1">V_1.2.</text:p>
      <text:p text:style-name="P3">Misija Fakulteta informatike u Puli:</text:p>
      <text:p text:style-name="P3">"Naša predanost leži u oblikovanju vrhunskih stručnjaka u području informacijskih tehnologija. Nastojimo razviti ne samo stručnjake, već i inspirativne inovatore koji su sposobni suočiti se s izazovima suvremenog digitalnog društva.</text:p>
      <text:p text:style-name="P3">Svrha postojanja: Fokusiramo se na pružanje sveobuhvatnog razumijevanja informatičkih znanosti studentima, potičemo razvoj njihovih analitičkih i kreativnih vještina te ih pripremamo za uspješnu karijeru u raznolikim sektorima informacijskih tehnologija. Osim toga, aktivno potičemo znanstveni rad djelatnika i njihov doprinos širem spektru istraživačkih područja, gradeći mostove prema međunarodnoj suradnji.</text:p>
      <text:p text:style-name="P3">Posao kojim se bavi: Fakultet informatike s predanošću sudjeluje u znanstvenim istraživanjima, educira buduće stručnjake i pruža resurse zajednici. Naši profesori vode istraživanja u području <text:soft-page-break/>umjetne inteligencije, softverskog inženjeringa i drugih relevantnih disciplina. Nastojimo povezati akademsku zajednicu i industriju kako bismo potaknuli inovacije, dijalog i međunarodnu suradnju.</text:p>
      <text:p text:style-name="P3">Vrijednosti koje nas vode: Naš rad prožet je temeljnim vrijednostima izvrsnosti, etike, inkluzivnosti i kontinuiranog učenja. Trudimo se stvoriti okruženje koje potiče kreativnost, suradnju i odgovornost prema društvu. Smatramo da su informacijske tehnologije ključne za pozitivne društvene promjene, te s ponosom oblikujemo lidere koji će svojim doprinosima podržati inovacije i održivi razvoj društva."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o Blažeka</meta:initial-creator>
    <meta:creation-date>2023-11-16T17:56:16.40</meta:creation-date>
    <meta:document-statistic meta:table-count="0" meta:image-count="0" meta:object-count="0" meta:page-count="2" meta:paragraph-count="17" meta:word-count="496" meta:character-count="4018"/>
    <dc:date>2023-11-16T18:02:06.06</dc:date>
    <dc:creator>Mario Blažeka</dc:creator>
    <meta:editing-duration>PT5M49S</meta:editing-duration>
    <meta:editing-cycles>1</meta:editing-cycles>
    <meta:generator>OpenOffice/4.1.14$Win32 OpenOffice.org_project/4114m1$Build-9811</meta:generator>
  </office:meta>
</office:document-meta>
</file>